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.59cm" table:align="margins"/>
    </style:style>
    <style:style style:name="表格1.A" style:family="table-column">
      <style:table-column-properties style:column-width="17.59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.59cm" table:align="margins"/>
    </style:style>
    <style:style style:name="表格2.A" style:family="table-column">
      <style:table-column-properties style:column-width="17.59cm" style:rel-column-width="65535*"/>
    </style:style>
    <style:style style:name="表格2.A1" style:family="table-cell">
      <style:table-cell-properties fo:padding="0.097cm" fo:border="0.05pt solid #000000"/>
    </style:style>
    <style:style style:name="T1" style:family="text">
      <style:text-properties style:font-name="DejaVu Serif1" style:font-name-asian="DejaVu Serif1" style:font-name-complex="DejaVu Serif1"/>
    </style:style>
    <style:style style:name="T2" style:family="text">
      <style:text-properties style:font-name="DejaVu Serif" style:font-name-asian="DejaVu Sans1" style:font-name-complex="Lohit Hindi"/>
    </style:style>
    <number:date-style style:name="N5084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aterloo local 2002 Jun 1 D Power Strings (POJ 2406) Solution</text:h>
      <text:p text:style-name="Standard">本作品采用<text:a xlink:type="simple" xlink:href="http://creativecommons.org/licenses/by-nc-sa/3.0/">知识共享署名-非商业性使用-相同方式共享 3.0 Unported许可协议</text:a>进行许可</text:p>
      <text:p text:style-name="Standard">write by Gestalti Lur</text:p>
      <text:p text:style-name="Standard"><text:date style:data-style-name="N5084" text:date-value="2012-08-06T17:03:06.99" text:fixed="true">2012-08-06</text:date></text:p>
      <text:h text:style-name="Heading_20_2" text:outline-level="2">题目大意</text:h>
      <text:p text:style-name="Standard"><text:tab/>已知字符串s是由字符串a连续出现n次构成的，计算最大的n。</text:p>
      <text:h text:style-name="Heading_20_2" text:outline-level="2">算法分析</text:h>
      <text:p text:style-name="Text_20_body"><text:tab/>假设字符串S下标从1开始，总长度为N，如果某个后缀suffix(i+1)左移i位仍然和这个字符串匹配，那么S[1..i]一定是这个字符串的“循环节”(也就是S可以由其重复多次构成)。因为S[1..i]和其自身匹配，如果和suffix(i+1)匹配,那么S[1..i]一定要和S[i+1...2*i+1]匹配，同理对于S[i+1...2*i+1]也要和S[2*i+1...3*i]相等……因而可以归纳证明之。</text:p>
      <text:p text:style-name="Standard">Suffix Array：</text:p>
      <text:p text:style-name="Standard"><text:tab/>则suffix(1)的排名就是rank[1]。对于i<text:span text:style-name="T1">∈</text:span><text:span text:style-name="T2">[1,N/2]，</text:span>如果LCP(suffix(rank[1]),suffix(rank[i+1]))等于N-i且N整除i， 则S可由长度为i的字符串构成。就是说suffix(i+1)是suffix(1)的一个前缀。根据前面证明的原理，S[1..i]可重复构成S。</text:p>
      <text:p text:style-name="Standard">KMP：</text:p>
      <text:h text:style-name="Heading_20_2" text:outline-level="2">参考代码</text:h>
      <text:p text:style-name="Text_20_body">SA：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/*</text:p>
            <text:p text:style-name="Table_20_Contents"><text:s text:c="2"/>POJ 2406</text:p>
            <text:p text:style-name="Table_20_Contents"><text:s text:c="2"/>TEST DC3</text:p>
            <text:p text:style-name="Table_20_Contents"><text:s text:c="2"/>字符串下标从0开始</text:p>
            <text:p text:style-name="Table_20_Contents"><text:s text:c="2"/>ACCEPTED</text:p>
            <text:p text:style-name="Table_20_Contents"><text:s text:c="2"/>2012-08-03</text:p>
            <text:p text:style-name="Table_20_Contents"><text:s text:c="2"/>2012-08-06</text:p>
            <text:p text:style-name="Table_20_Contents">*/</text:p>
            <text:p text:style-name="Table_20_Contents">#include&lt;cstdio&gt;</text:p>
            <text:p text:style-name="Table_20_Contents">#include&lt;cstring&gt;</text:p>
            <text:p text:style-name="Table_20_Contents">#define MAXN 1000017</text:p>
            <text:p text:style-name="Table_20_Contents">int wa[MAXN],wb[MAXN],wv[MAXN],ws[ MAXN ];</text:p>
            <text:p text:style-name="Table_20_Contents"/>
            <text:p text:style-name="Table_20_Contents">inline int min( int a , int b ){ return ( a &lt; b ? a : b );}</text:p>
            <text:p text:style-name="Table_20_Contents"/>
            <text:p text:style-name="Table_20_Contents">inline int max( int a , int b ){ return ( a &gt; b ? a : b );}</text:p>
            <text:p text:style-name="Table_20_Contents"/>
            <text:p text:style-name="Table_20_Contents">inline int F( int x , int tb )</text:p>
            <text:p text:style-name="Table_20_Contents">{ return ((x)/3+((x)%3==1?0:tb)); }</text:p>
            <text:p text:style-name="Table_20_Contents"/>
            <text:p text:style-name="Table_20_Contents"><text:soft-page-break/>inline int G( int x , int tb )</text:p>
            <text:p text:style-name="Table_20_Contents">{ return ((x)&lt;tb?(x)*3+1:((x)-tb)*3+2 ); }</text:p>
            <text:p text:style-name="Table_20_Contents"/>
            <text:p text:style-name="Table_20_Contents">inline int c0(int *r,int a,int b)</text:p>
            <text:p text:style-name="Table_20_Contents">{return r[a]==r[b]&amp;&amp;r[a+1]==r[b+1]&amp;&amp;r[a+2]==r[b+2];}</text:p>
            <text:p text:style-name="Table_20_Contents"/>
            <text:p text:style-name="Table_20_Contents">inline int c12(int k,int *r,int a,int b)</text:p>
            <text:p text:style-name="Table_20_Contents">{if(k==2) return r[a]&lt;r[b]||r[a]==r[b]&amp;&amp;c12(1,r,a+1,b+1);</text:p>
            <text:p text:style-name="Table_20_Contents"><text:s/>else return r[a]&lt;r[b]||r[a]==r[b]&amp;&amp;wv[a+1]&lt;wv[b+1];}</text:p>
            <text:p text:style-name="Table_20_Contents"/>
            <text:p text:style-name="Table_20_Contents">inline void sort(int *r,int *a,int *b,int n,int m)</text:p>
            <text:p text:style-name="Table_20_Contents">{</text:p>
            <text:p text:style-name="Table_20_Contents"><text:s text:c="5"/>int i;</text:p>
            <text:p text:style-name="Table_20_Contents"><text:s text:c="5"/>for(i=0;i&lt;n;i++) wv[i]=r[a[i]];</text:p>
            <text:p text:style-name="Table_20_Contents"><text:s text:c="5"/>for(i=0;i&lt;m;i++) ws[i]=0;</text:p>
            <text:p text:style-name="Table_20_Contents"><text:s text:c="5"/>for(i=0;i&lt;n;i++) ws[wv[i]]++;</text:p>
            <text:p text:style-name="Table_20_Contents"><text:s text:c="5"/>for(i=1;i&lt;m;i++) ws[i]+=ws[i-1];</text:p>
            <text:p text:style-name="Table_20_Contents"><text:s text:c="5"/>for(i=n-1;i&gt;=0;i--) b[--ws[wv[i]]]=a[i];</text:p>
            <text:p text:style-name="Table_20_Contents"><text:s text:c="5"/>return;</text:p>
            <text:p text:style-name="Table_20_Contents">}</text:p>
            <text:p text:style-name="Table_20_Contents">void dc3(int *r,int *sa,int n,int m)</text:p>
            <text:p text:style-name="Table_20_Contents">{</text:p>
            <text:p text:style-name="Table_20_Contents"><text:s text:c="5"/>int i,j,*rn=r+n,*san=sa+n,ta=0,tb=(n+1)/3,tbc=0,p;</text:p>
            <text:p text:style-name="Table_20_Contents"><text:s text:c="5"/>r[n]=r[n+1]=0;</text:p>
            <text:p text:style-name="Table_20_Contents"><text:s text:c="5"/>for(i=0;i&lt;n;i++) if(i%3!=0) wa[tbc++]=i;</text:p>
            <text:p text:style-name="Table_20_Contents"><text:s text:c="5"/>sort(r+2,wa,wb,tbc,m);</text:p>
            <text:p text:style-name="Table_20_Contents"><text:s text:c="5"/>sort(r+1,wb,wa,tbc,m);</text:p>
            <text:p text:style-name="Table_20_Contents"><text:s text:c="5"/>sort(r,wa,wb,tbc,m);</text:p>
            <text:p text:style-name="Table_20_Contents"><text:s text:c="5"/>for(p=1,rn[F(wb[0] , tb )]=0,i=1;i&lt;tbc;i++)</text:p>
            <text:p text:style-name="Table_20_Contents"><text:s text:c="7"/>rn[F(wb[i] , tb )]=c0(r,wb[i-1],wb[i])?p-1:p++;</text:p>
            <text:p text:style-name="Table_20_Contents"><text:s text:c="5"/>if(p&lt;tbc) dc3(rn,san,tbc,p);</text:p>
            <text:p text:style-name="Table_20_Contents"><text:s text:c="5"/>else for(i=0;i&lt;tbc;i++) san[rn[i]]=i;</text:p>
            <text:p text:style-name="Table_20_Contents"><text:s text:c="5"/>for(i=0;i&lt;tbc;i++) if(san[i]&lt;tb) wb[ta++]=san[i]*3;</text:p>
            <text:p text:style-name="Table_20_Contents"><text:s text:c="5"/>if(n%3==1) wb[ta++]=n-1;</text:p>
            <text:p text:style-name="Table_20_Contents"><text:s text:c="5"/>sort(r,wb,wa,ta,m);</text:p>
            <text:p text:style-name="Table_20_Contents"><text:s text:c="5"/>for(i=0;i&lt;tbc;i++) wv[ wb[ i ] = G( san[i] , tb )]= i;</text:p>
            <text:p text:style-name="Table_20_Contents"><text:s text:c="5"/>for(i=0,j=0,p=0;i&lt;ta &amp;&amp; j&lt;tbc;p++)</text:p>
            <text:p text:style-name="Table_20_Contents"><text:s text:c="5"/>sa[p]=c12(wb[j]%3,r,wa[i],wb[j])?wa[i++]:wb[j++];</text:p>
            <text:p text:style-name="Table_20_Contents"><text:s text:c="5"/>for(;i&lt;ta;p++) sa[p]=wa[i++];</text:p>
            <text:p text:style-name="Table_20_Contents"><text:s text:c="5"/>for(;j&lt;tbc;p++) sa[p]=wb[j++];</text:p>
            <text:p text:style-name="Table_20_Contents"><text:s text:c="5"/>return;</text:p>
            <text:p text:style-name="Table_20_Contents">}</text:p>
            <text:p text:style-name="Table_20_Contents"/>
            <text:p text:style-name="Table_20_Contents">int n;</text:p>
            <text:p text:style-name="Table_20_Contents">int r[MAXN * 3 ] , sa[MAXN * 3 ];</text:p>
            <text:p text:style-name="Table_20_Contents">int rank[MAXN],h[MAXN];</text:p>
            <text:p text:style-name="Table_20_Contents"/>
            <text:p text:style-name="Table_20_Contents">void calheight()</text:p>
            <text:p text:style-name="Table_20_Contents"><text:soft-page-break/>{</text:p>
            <text:p text:style-name="Table_20_Contents"><text:s text:c="5"/>int i,j,k=0;</text:p>
            <text:p text:style-name="Table_20_Contents"><text:s text:c="5"/>for( i = 1 ; i &lt;= n ; i++) rank[ sa[ i ] ] = i;</text:p>
            <text:p text:style-name="Table_20_Contents"><text:s text:c="5"/>for(i=0;i&lt;n;h[rank[i++]]=k)</text:p>
            <text:p text:style-name="Table_20_Contents"><text:s text:c="5"/>for(k?k--:0,j=sa[rank[i]-1];r[i+k]==r[j+k];k++);</text:p>
            <text:p text:style-name="Table_20_Contents"><text:s text:c="5"/>return;</text:p>
            <text:p text:style-name="Table_20_Contents">}</text:p>
            <text:p text:style-name="Table_20_Contents"/>
            <text:p text:style-name="Table_20_Contents">int lcp[ MAXN ];</text:p>
            <text:p text:style-name="Table_20_Contents">void check()</text:p>
            <text:p text:style-name="Table_20_Contents">{</text:p>
            <text:p text:style-name="Table_20_Contents"><text:s text:c="2"/>int i , tl , ans;</text:p>
            <text:p text:style-name="Table_20_Contents"><text:s text:c="2"/>ans = n;</text:p>
            <text:p text:style-name="Table_20_Contents"><text:s text:c="2"/>memset( lcp , 0 , sizeof( lcp ) );</text:p>
            <text:p text:style-name="Table_20_Contents"><text:s text:c="2"/>lcp[ rank[ 0 ] ] = n;</text:p>
            <text:p text:style-name="Table_20_Contents"><text:s text:c="2"/>i = rank[ 0 ] + 1;</text:p>
            <text:p text:style-name="Table_20_Contents"><text:s text:c="2"/>while( i &lt;= n )</text:p>
            <text:p text:style-name="Table_20_Contents"><text:s text:c="4"/>{</text:p>
            <text:p text:style-name="Table_20_Contents"><text:s text:c="6"/>lcp[ i ] = min( lcp[ i - 1 ] , h[ i ] );</text:p>
            <text:p text:style-name="Table_20_Contents"><text:s text:c="6"/>++ i;</text:p>
            <text:p text:style-name="Table_20_Contents"><text:s text:c="4"/>}</text:p>
            <text:p text:style-name="Table_20_Contents"><text:s text:c="2"/>i = rank[ 0 ] - 1;</text:p>
            <text:p text:style-name="Table_20_Contents"><text:s text:c="2"/>while( i &gt;= 0 )</text:p>
            <text:p text:style-name="Table_20_Contents"><text:s text:c="4"/>{</text:p>
            <text:p text:style-name="Table_20_Contents"><text:s text:c="6"/>lcp[ i ] = min( lcp[ i + 1 ] , h[ i + 1 ] );</text:p>
            <text:p text:style-name="Table_20_Contents"><text:s text:c="6"/>-- i;</text:p>
            <text:p text:style-name="Table_20_Contents"><text:s text:c="4"/>}</text:p>
            <text:p text:style-name="Table_20_Contents"><text:s text:c="2"/>tl = n / 2;</text:p>
            <text:p text:style-name="Table_20_Contents"><text:s text:c="2"/>for( i = 1 ; i &lt;= tl ; ++ i )</text:p>
            <text:p text:style-name="Table_20_Contents"><text:s text:c="4"/>if( n % i == 0 and n - i == lcp[ rank[ i ] ] )</text:p>
            <text:p text:style-name="Table_20_Contents"><text:s text:c="6"/>{ ans = i; break; }</text:p>
            <text:p text:style-name="Table_20_Contents"><text:s text:c="2"/>printf( "%d\n" , n / ans );</text:p>
            <text:p text:style-name="Table_20_Contents"><text:s text:c="2"/>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char str[ MAXN ];</text:p>
            <text:p text:style-name="Table_20_Contents">void init()</text:p>
            <text:p text:style-name="Table_20_Contents">{</text:p>
            <text:p text:style-name="Table_20_Contents"><text:s text:c="2"/>for( int i = 0 ; i &lt; n ; ++ i )</text:p>
            <text:p text:style-name="Table_20_Contents"><text:s text:c="4"/>r[ i ] = str[ i ]; </text:p>
            <text:p text:style-name="Table_20_Contents"><text:s text:c="2"/>r[ n ] = 1;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int main()</text:p>
            <text:p text:style-name="Table_20_Contents">{</text:p>
            <text:p text:style-name="Table_20_Contents"><text:s text:c="2"/>while( scanf( "%s" , str ) not_eq EOF )</text:p>
            <text:p text:style-name="Table_20_Contents"><text:soft-page-break/><text:s text:c="4"/>{</text:p>
            <text:p text:style-name="Table_20_Contents"><text:s text:c="6"/>n = strlen( str );</text:p>
            <text:p text:style-name="Table_20_Contents"><text:s text:c="6"/>if( str[ 0 ] == '.' and n == 1 )</text:p>
            <text:p text:style-name="Table_20_Contents"><text:tab/>return 0;</text:p>
            <text:p text:style-name="Table_20_Contents"><text:s text:c="6"/>init();</text:p>
            <text:p text:style-name="Table_20_Contents"><text:s text:c="6"/>dc3( r , sa , n + 1 , 128 );</text:p>
            <text:p text:style-name="Table_20_Contents"><text:s text:c="6"/>calheight();</text:p>
            <text:p text:style-name="Table_20_Contents"><text:s text:c="6"/>check();</text:p>
            <text:p text:style-name="Table_20_Contents"><text:s text:c="4"/>}</text:p>
            <text:p text:style-name="Table_20_Contents"><text:s text:c="2"/>return 0;</text:p>
            <text:p text:style-name="Table_20_Contents">}</text:p>
          </table:table-cell>
        </table:table-row>
      </table:table>
      <text:p text:style-name="Standard"/>
      <text:p text:style-name="Standard">KMP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Table_20_Contents">/*</text:p>
            <text:p text:style-name="Table_20_Contents"><text:s text:c="2"/>POJ 2406</text:p>
            <text:p text:style-name="Table_20_Contents"><text:s text:c="2"/>KMP</text:p>
            <text:p text:style-name="Table_20_Contents"><text:s text:c="2"/>ACCEPTED</text:p>
            <text:p text:style-name="Table_20_Contents"><text:s text:c="2"/>2012-08-06</text:p>
            <text:p text:style-name="Table_20_Contents">*/</text:p>
            <text:p text:style-name="Table_20_Contents">#include&lt;cstring&gt;</text:p>
            <text:p text:style-name="Table_20_Contents">#include&lt;cstdio&gt;</text:p>
            <text:p text:style-name="Table_20_Contents">#define MAXN 1000017</text:p>
            <text:p text:style-name="Table_20_Contents"/>
            <text:p text:style-name="Table_20_Contents">int pi[ MAXN ];</text:p>
            <text:p text:style-name="Table_20_Contents">char p[MAXN];</text:p>
            <text:p text:style-name="Table_20_Contents">int n;</text:p>
            <text:p text:style-name="Table_20_Contents"/>
            <text:p text:style-name="Table_20_Contents">void prefix()</text:p>
            <text:p text:style-name="Table_20_Contents">{</text:p>
            <text:p text:style-name="Table_20_Contents"><text:s text:c="2"/>int k;</text:p>
            <text:p text:style-name="Table_20_Contents"><text:s text:c="2"/>k = -1;</text:p>
            <text:p text:style-name="Table_20_Contents"><text:s text:c="2"/>pi[ 0 ] = -1;</text:p>
            <text:p text:style-name="Table_20_Contents"><text:s text:c="2"/>for( int i = 1 ; i &lt; n ; ++ i )</text:p>
            <text:p text:style-name="Table_20_Contents"><text:s text:c="4"/>{</text:p>
            <text:p text:style-name="Table_20_Contents"><text:s text:c="6"/>while( k &gt;= 0 and p[ k + 1 ] not_eq p[ i ] )</text:p>
            <text:p text:style-name="Table_20_Contents"><text:tab/>k = pi[ k ];</text:p>
            <text:p text:style-name="Table_20_Contents"><text:s text:c="6"/>if( p[ k + 1 ] == p[ i ] )</text:p>
            <text:p text:style-name="Table_20_Contents"><text:tab/>++ k;</text:p>
            <text:p text:style-name="Table_20_Contents"><text:s text:c="6"/>pi[ i ] = k;</text:p>
            <text:p text:style-name="Table_20_Contents"><text:s text:c="4"/>}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void work()</text:p>
            <text:p text:style-name="Table_20_Contents">{</text:p>
            <text:p text:style-name="Table_20_Contents"><text:s text:c="2"/>int ans = n;</text:p>
            <text:p text:style-name="Table_20_Contents"><text:s text:c="2"/>//for( int i = 1 ; i &lt;= n ; ++ i ) printf( "%d " , pi[ i ] ); printf( "\n" ); <text:s/></text:p>
            <text:p text:style-name="Table_20_Contents"><text:soft-page-break/><text:s text:c="2"/>//for( int i = 1 ; i &lt;= n ; ++ i )</text:p>
            <text:p text:style-name="Table_20_Contents"><text:s text:c="2"/>if( n % ( n - pi[ n - 1 ] - 1 ) == 0 and ans &gt; n - pi[ n - 1 ] - 1 )</text:p>
            <text:p text:style-name="Table_20_Contents"><text:s text:c="6"/>ans = n - pi[ n - 1 ] - 1 ;</text:p>
            <text:p text:style-name="Table_20_Contents"><text:s text:c="2"/>printf( "%d\n" , n / ans );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int main()</text:p>
            <text:p text:style-name="Table_20_Contents">{</text:p>
            <text:p text:style-name="Table_20_Contents"><text:s text:c="2"/>while( scanf( "%s" , p ) )</text:p>
            <text:p text:style-name="Table_20_Contents"><text:s text:c="4"/>{</text:p>
            <text:p text:style-name="Table_20_Contents"><text:s text:c="6"/>n = strlen( p );</text:p>
            <text:p text:style-name="Table_20_Contents"><text:s text:c="6"/>if( p[ 0 ] == '.' and n == 1 ) return 0;</text:p>
            <text:p text:style-name="Table_20_Contents"><text:s text:c="6"/>prefix();</text:p>
            <text:p text:style-name="Table_20_Contents"><text:s text:c="6"/>work();</text:p>
            <text:p text:style-name="Table_20_Contents"><text:s text:c="4"/>}</text:p>
            <text:p text:style-name="Table_20_Contents"><text:s text:c="2"/>return 0;</text:p>
            <text:p text:style-name="Table_20_Contents"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ejaVu Serif" fo:font-size="18pt" fo:font-weight="bold" style:font-name-asian="DejaVu Sans1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uacm </meta:initial-creator>
    <meta:creation-date>2012-08-06T16:56:36</meta:creation-date>
    <dc:date>2012-08-08T12:11:01</dc:date>
    <dc:creator>csuacm </dc:creator>
    <meta:editing-duration>PT48M57S</meta:editing-duration>
    <meta:editing-cycles>6</meta:editing-cycles>
    <meta:generator>LibreOffice/3.5$Linux_x86 LibreOffice_project/350m1$Build-2</meta:generator>
    <meta:document-statistic meta:table-count="2" meta:image-count="0" meta:object-count="0" meta:page-count="5" meta:paragraph-count="177" meta:word-count="722" meta:character-count="4090" meta:non-whitespace-character-count="3173"/>
  </office:meta>
</office:document-meta>
</file>